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terator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NodeIteratorImpl( ItemManager itemMgr , HierarchyManager hierarchyMgr , QueryInfo query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teratorImpl.next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Iterator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Impl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teratorImpl.skip( long skipN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IteratorImpl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deIteratorImpl.getSc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IteratorImpl.fetch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